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Router.removePreActionListener( Class action , Action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tionRouter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onRouter.postActionPerformed( Class action , ActionEvent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ctionRouter.getAction( String actio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ctionRouter.doActionNow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Router.getAction( String actionName , String 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ctionRouter.performAction( final ActionEvent 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ctionRout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Router.ActionRou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ctionRouter.preActionPerformed( Class action , ActionEvent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ctionRouter.addPostActionListener( Class action , Action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tionRouter.removePostActionListener( Class action , Action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tionRouter.getAction( String actionName , Class action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ctionRouter.populateCommandMap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ActionRouter.addPreActionListener( Class action , Action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tionRouter.actionPerformed( final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